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4cc00" officeooo:paragraph-rsid="0004cc00" style:font-size-asian="22.75pt" style:font-size-complex="26pt"/>
    </style:style>
    <style:style style:name="P2" style:family="paragraph" style:parent-style-name="Standard">
      <style:text-properties officeooo:rsid="0004cc00" officeooo:paragraph-rsid="0004cc00"/>
    </style:style>
    <style:style style:name="T1" style:family="text">
      <style:text-properties fo:font-size="26pt" style:font-size-asian="22.75pt" style:font-size-complex="26pt"/>
    </style:style>
    <style:style style:name="T2" style:family="text">
      <style:text-properties fo:font-size="26pt" officeooo:rsid="0004cc00" style:font-size-asian="22.75pt" style:font-size-complex="26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 for the Problem-------&gt;&gt;</text:p>
      <text:p text:style-name="P1"/>
      <text:p text:style-name="P1">As you can see in video tutorials the minumum number of Steps is N/2.</text:p>
      <text:p text:style-name="P1"/>
      <text:p text:style-name="P1">So simply divide the number of coins by two</text:p>
      <text:p text:style-name="P2"><text:span text:style-name="T1">this will be the outpu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1T12:03:53.852153988</meta:creation-date>
    <dc:date>2018-06-11T12:14:15.913831400</dc:date>
    <meta:editing-duration>PT9S</meta:editing-duration>
    <meta:editing-cycles>1</meta:editing-cycles>
    <meta:document-statistic meta:table-count="0" meta:image-count="0" meta:object-count="0" meta:page-count="1" meta:paragraph-count="4" meta:word-count="33" meta:character-count="170" meta:non-whitespace-character-count="142"/>
    <meta:generator>LibreOffice/6.0.3.2$Linux_X86_64 LibreOffice_project/00m0$Build-2</meta:generator>
  </office:meta>
</office:document-meta>
</file>